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7_replay____test_best_scores_other_metric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3728813559322" calcext:value-type="float">
            <text:p>0.63728813559322</text:p>
          </table:table-cell>
          <table:table-cell office:value-type="float" office:value="0.606719367588933" calcext:value-type="float">
            <text:p>0.606719367588933</text:p>
          </table:table-cell>
          <table:table-cell office:value-type="float" office:value="0.715617715617716" calcext:value-type="float">
            <text:p>0.715617715617716</text:p>
          </table:table-cell>
          <table:table-cell office:value-type="float" office:value="0.65668449197861" calcext:value-type="float">
            <text:p>0.65668449197861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table:number-columns-repeated="2" office:value-type="float" office:value="0.484745762711864" calcext:value-type="float">
            <text:p>0.48474576271186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65296803652968" calcext:value-type="float">
            <text:p>0.65296803652968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96045197740113" calcext:value-type="float">
            <text:p>0.696045197740113</text:p>
          </table:table-cell>
          <table:table-cell office:value-type="float" office:value="0.661290322580645" calcext:value-type="float">
            <text:p>0.661290322580645</text:p>
          </table:table-cell>
          <table:table-cell office:value-type="float" office:value="0.764568764568764" calcext:value-type="float">
            <text:p>0.764568764568764</text:p>
          </table:table-cell>
          <table:table-cell office:value-type="float" office:value="0.709189189189189" calcext:value-type="float">
            <text:p>0.709189189189189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96045197740113" calcext:value-type="float">
            <text:p>0.696045197740113</text:p>
          </table:table-cell>
          <table:table-cell office:value-type="float" office:value="0.660642570281124" calcext:value-type="float">
            <text:p>0.660642570281124</text:p>
          </table:table-cell>
          <table:table-cell office:value-type="float" office:value="0.766899766899767" calcext:value-type="float">
            <text:p>0.766899766899767</text:p>
          </table:table-cell>
          <table:table-cell office:value-type="float" office:value="0.709816612729234" calcext:value-type="float">
            <text:p>0.709816612729234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8361581920904" calcext:value-type="float">
            <text:p>0.68361581920904</text:p>
          </table:table-cell>
          <table:table-cell table:style-name="ce1" office:value-type="float" office:value="0.726443768996961" calcext:value-type="float">
            <text:p>0.726443768996961</text:p>
          </table:table-cell>
          <table:table-cell office:value-type="float" office:value="0.557109557109557" calcext:value-type="float">
            <text:p>0.557109557109557</text:p>
          </table:table-cell>
          <table:table-cell office:value-type="float" office:value="0.630606860158311" calcext:value-type="float">
            <text:p>0.630606860158311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82485875706215" calcext:value-type="float">
            <text:p>0.682485875706215</text:p>
          </table:table-cell>
          <table:table-cell office:value-type="float" office:value="0.667420814479638" calcext:value-type="float">
            <text:p>0.667420814479638</text:p>
          </table:table-cell>
          <table:table-cell office:value-type="float" office:value="0.687645687645688" calcext:value-type="float">
            <text:p>0.687645687645688</text:p>
          </table:table-cell>
          <table:table-cell office:value-type="float" office:value="0.677382319173364" calcext:value-type="float">
            <text:p>0.677382319173364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90395480225989" calcext:value-type="float">
            <text:p>0.690395480225989</text:p>
          </table:table-cell>
          <table:table-cell office:value-type="float" office:value="0.661795407098121" calcext:value-type="float">
            <text:p>0.661795407098121</text:p>
          </table:table-cell>
          <table:table-cell office:value-type="float" office:value="0.738927738927739" calcext:value-type="float">
            <text:p>0.738927738927739</text:p>
          </table:table-cell>
          <table:table-cell office:value-type="float" office:value="0.698237885462555" calcext:value-type="float">
            <text:p>0.698237885462555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98305084745763" calcext:value-type="float">
            <text:p>0.698305084745763</text:p>
          </table:table-cell>
          <table:table-cell office:value-type="float" office:value="0.699507389162562" calcext:value-type="float">
            <text:p>0.699507389162562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80239520958084" calcext:value-type="float">
            <text:p>0.680239520958084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91525423728814" calcext:value-type="float">
            <text:p>0.691525423728814</text:p>
          </table:table-cell>
          <table:table-cell office:value-type="float" office:value="0.660493827160494" calcext:value-type="float">
            <text:p>0.660493827160494</text:p>
          </table:table-cell>
          <table:table-cell office:value-type="float" office:value="0.748251748251748" calcext:value-type="float">
            <text:p>0.748251748251748</text:p>
          </table:table-cell>
          <table:table-cell office:value-type="float" office:value="0.701639344262295" calcext:value-type="float">
            <text:p>0.701639344262295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700564971751412" calcext:value-type="float">
            <text:p>0.700564971751412</text:p>
          </table:table-cell>
          <table:table-cell office:value-type="float" office:value="0.668724279835391" calcext:value-type="float">
            <text:p>0.668724279835391</text:p>
          </table:table-cell>
          <table:table-cell office:value-type="float" office:value="0.757575757575758" calcext:value-type="float">
            <text:p>0.757575757575758</text:p>
          </table:table-cell>
          <table:table-cell table:style-name="ce1" office:value-type="float" office:value="0.710382513661202" calcext:value-type="float">
            <text:p>0.710382513661202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table:style-name="ce1" office:value-type="float" office:value="0.710734463276836" calcext:value-type="float">
            <text:p>0.710734463276836</text:p>
          </table:table-cell>
          <table:table-cell office:value-type="float" office:value="0.705463182897862" calcext:value-type="float">
            <text:p>0.70546318289786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98823529411765" calcext:value-type="float">
            <text:p>0.698823529411765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28248587570621" calcext:value-type="float">
            <text:p>0.628248587570621</text:p>
          </table:table-cell>
          <table:table-cell office:value-type="float" office:value="0.610619469026549" calcext:value-type="float">
            <text:p>0.610619469026549</text:p>
          </table:table-cell>
          <table:table-cell office:value-type="float" office:value="0.643356643356643" calcext:value-type="float">
            <text:p>0.643356643356643</text:p>
          </table:table-cell>
          <table:table-cell office:value-type="float" office:value="0.626560726447219" calcext:value-type="float">
            <text:p>0.626560726447219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51977401129944" calcext:value-type="float">
            <text:p>0.651977401129944</text:p>
          </table:table-cell>
          <table:table-cell office:value-type="float" office:value="0.639722863741339" calcext:value-type="float">
            <text:p>0.639722863741339</text:p>
          </table:table-cell>
          <table:table-cell office:value-type="float" office:value="0.645687645687646" calcext:value-type="float">
            <text:p>0.645687645687646</text:p>
          </table:table-cell>
          <table:table-cell office:value-type="float" office:value="0.642691415313225" calcext:value-type="float">
            <text:p>0.642691415313225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47457627118644" calcext:value-type="float">
            <text:p>0.647457627118644</text:p>
          </table:table-cell>
          <table:table-cell office:value-type="float" office:value="0.630289532293987" calcext:value-type="float">
            <text:p>0.630289532293987</text:p>
          </table:table-cell>
          <table:table-cell office:value-type="float" office:value="0.65967365967366" calcext:value-type="float">
            <text:p>0.65967365967366</text:p>
          </table:table-cell>
          <table:table-cell office:value-type="float" office:value="0.644646924829157" calcext:value-type="float">
            <text:p>0.644646924829157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710734463276836" calcext:value-type="float">
            <text:p>0.710734463276836</text:p>
          </table:table-cell>
          <table:table-cell table:formula="of:=MAX([.C2:.C15])" office:value-type="float" office:value="0.726443768996961" calcext:value-type="float">
            <text:p>0.726443768996961</text:p>
          </table:table-cell>
          <table:table-cell table:formula="of:=MAX([.D2:.D15])" office:value-type="float" office:value="1" calcext:value-type="float">
            <text:p>1</text:p>
          </table:table-cell>
          <table:table-cell table:formula="of:=MAX([.E2:.E15])" office:value-type="float" office:value="0.710382513661202" calcext:value-type="float">
            <text:p>0.710382513661202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1" calcext:value-type="string">
            <text:p>give_model_61</text:p>
          </table:table-cell>
          <table:table-cell table:style-name="ce2" table:formula="of:=VLOOKUP([.C17];[.C2:.F15];4;0)" office:value-type="string" office:string-value="give_model_40" calcext:value-type="string">
            <text:p>give_model_40</text:p>
          </table:table-cell>
          <table:table-cell table:style-name="ce2" table:formula="of:=VLOOKUP([.D17];[.D2:.F15];3;0)" office:value-type="string" office:string-value="give_model_10" calcext:value-type="string">
            <text:p>give_model_10</text:p>
          </table:table-cell>
          <table:table-cell table:style-name="ce2" table:formula="of:=VLOOKUP([.E17];[.E2:.F15];2;0)" office:value-type="string" office:string-value="give_model_60" calcext:value-type="string">
            <text:p>give_model_60</text:p>
          </table:table-cell>
          <table:table-cell/>
        </table:table-row>
      </table:table>
      <table:named-expressions/>
      <table:database-ranges>
        <table:database-range table:name="__Anonymous_Sheet_DB__0" table:target-range-address="7_replay____test_best_scores_other_metrics.A1:7_replay____test_best_scores_other_metrics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2:54:49.622572060</dc:date>
    <meta:editing-duration>PT1M12S</meta:editing-duration>
    <meta:editing-cycles>2</meta:editing-cycles>
    <meta:generator>LibreOffice/6.0.7.3$Linux_X86_64 LibreOffice_project/00m0$Build-3</meta:generator>
    <meta:document-statistic meta:table-count="1" meta:cell-count="100" meta:object-count="0"/>
  </office:meta>
</office:document-meta>
</file>